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port.Report( String text , int size , int reported , int outO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port.getOutOf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ort.get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ort.get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ort.getRepor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